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740c"/>
    </style:style>
    <style:style style:name="P2" style:family="paragraph" style:parent-style-name="Standard">
      <style:text-properties officeooo:paragraph-rsid="00103c10"/>
    </style:style>
    <style:style style:name="P3" style:family="paragraph" style:parent-style-name="Standard">
      <style:text-properties officeooo:paragraph-rsid="001131a1"/>
    </style:style>
    <style:style style:name="P4" style:family="paragraph" style:parent-style-name="Standard">
      <style:text-properties officeooo:rsid="00103c10" officeooo:paragraph-rsid="0013c8cc"/>
    </style:style>
    <style:style style:name="P5" style:family="paragraph" style:parent-style-name="Standard">
      <style:text-properties officeooo:rsid="00132ec9" officeooo:paragraph-rsid="00158818"/>
    </style:style>
    <style:style style:name="P6" style:family="paragraph" style:parent-style-name="Standard">
      <style:text-properties officeooo:rsid="00132ec9" officeooo:paragraph-rsid="001920b7"/>
    </style:style>
    <style:style style:name="P7" style:family="paragraph" style:parent-style-name="Standard">
      <style:text-properties officeooo:rsid="001920b7" officeooo:paragraph-rsid="001a1cd4"/>
    </style:style>
    <style:style style:name="P8" style:family="paragraph" style:parent-style-name="Standard">
      <style:text-properties officeooo:rsid="001920b7" officeooo:paragraph-rsid="001b4368"/>
    </style:style>
    <style:style style:name="P9" style:family="paragraph" style:parent-style-name="Standard">
      <style:text-properties officeooo:rsid="001b4368" officeooo:paragraph-rsid="001b7be9"/>
    </style:style>
    <style:style style:name="P10" style:family="paragraph" style:parent-style-name="Standard">
      <style:text-properties officeooo:rsid="000f740c" officeooo:paragraph-rsid="001b8931"/>
    </style:style>
    <style:style style:name="P11" style:family="paragraph" style:parent-style-name="Standard">
      <style:text-properties officeooo:rsid="001b8931" officeooo:paragraph-rsid="001d8129"/>
    </style:style>
    <style:style style:name="P12" style:family="paragraph" style:parent-style-name="Standard">
      <style:text-properties officeooo:rsid="001b8931" officeooo:paragraph-rsid="001f7698"/>
    </style:style>
    <style:style style:name="P13" style:family="paragraph" style:parent-style-name="Standard">
      <style:text-properties officeooo:rsid="001f7698" officeooo:paragraph-rsid="002072aa"/>
    </style:style>
    <style:style style:name="P14" style:family="paragraph" style:parent-style-name="Standard">
      <style:text-properties officeooo:rsid="002072aa" officeooo:paragraph-rsid="00222854"/>
    </style:style>
    <style:style style:name="P15" style:family="paragraph" style:parent-style-name="Standard">
      <style:text-properties officeooo:rsid="0012555d" officeooo:paragraph-rsid="001131a1"/>
    </style:style>
    <style:style style:name="P16" style:family="paragraph" style:parent-style-name="Standard">
      <style:text-properties officeooo:rsid="00222854" officeooo:paragraph-rsid="00274c32"/>
    </style:style>
    <style:style style:name="P17" style:family="paragraph" style:parent-style-name="Standard">
      <style:text-properties officeooo:rsid="00222854" officeooo:paragraph-rsid="0028d39a"/>
    </style:style>
    <style:style style:name="P18" style:family="paragraph" style:parent-style-name="Standard">
      <style:text-properties officeooo:rsid="00222854" officeooo:paragraph-rsid="002ab25f"/>
    </style:style>
    <style:style style:name="P19" style:family="paragraph" style:parent-style-name="Standard">
      <style:text-properties officeooo:paragraph-rsid="00264eb9"/>
    </style:style>
    <style:style style:name="P20" style:family="paragraph" style:parent-style-name="Standard">
      <style:text-properties officeooo:rsid="0028d39a" officeooo:paragraph-rsid="0028d39a"/>
    </style:style>
    <style:style style:name="P21" style:family="paragraph" style:parent-style-name="Standard">
      <style:text-properties officeooo:rsid="00274c32" officeooo:paragraph-rsid="00274c32"/>
    </style:style>
    <style:style style:name="P22" style:family="paragraph" style:parent-style-name="Standard">
      <style:text-properties officeooo:rsid="002ab25f" officeooo:paragraph-rsid="002c9764"/>
    </style:style>
    <style:style style:name="P23" style:family="paragraph" style:parent-style-name="Standard">
      <style:text-properties officeooo:rsid="002c9764" officeooo:paragraph-rsid="002d29dd"/>
    </style:style>
    <style:style style:name="T1" style:family="text">
      <style:text-properties officeooo:rsid="000f740c"/>
    </style:style>
    <style:style style:name="T2" style:family="text">
      <style:text-properties officeooo:rsid="00103c10"/>
    </style:style>
    <style:style style:name="T3" style:family="text">
      <style:text-properties officeooo:rsid="001131a1"/>
    </style:style>
    <style:style style:name="T4" style:family="text">
      <style:text-properties officeooo:rsid="0012555d"/>
    </style:style>
    <style:style style:name="T5" style:family="text">
      <style:text-properties officeooo:rsid="00132ec9"/>
    </style:style>
    <style:style style:name="T6" style:family="text">
      <style:text-properties officeooo:rsid="0013c8cc"/>
    </style:style>
    <style:style style:name="T7" style:family="text">
      <style:text-properties officeooo:rsid="00158818"/>
    </style:style>
    <style:style style:name="T8" style:family="text">
      <style:text-properties officeooo:rsid="001920b7"/>
    </style:style>
    <style:style style:name="T9" style:family="text">
      <style:text-properties officeooo:rsid="001a1cd4"/>
    </style:style>
    <style:style style:name="T10" style:family="text">
      <style:text-properties officeooo:rsid="001b4368"/>
    </style:style>
    <style:style style:name="T11" style:family="text">
      <style:text-properties officeooo:rsid="001b7be9"/>
    </style:style>
    <style:style style:name="T12" style:family="text">
      <style:text-properties officeooo:rsid="001b8931"/>
    </style:style>
    <style:style style:name="T13" style:family="text">
      <style:text-properties officeooo:rsid="001d8129"/>
    </style:style>
    <style:style style:name="T14" style:family="text">
      <style:text-properties officeooo:rsid="001f7698"/>
    </style:style>
    <style:style style:name="T15" style:family="text">
      <style:text-properties officeooo:rsid="002072aa"/>
    </style:style>
    <style:style style:name="T16" style:family="text">
      <style:text-properties officeooo:rsid="00222854"/>
    </style:style>
    <style:style style:name="T17" style:family="text">
      <style:text-properties officeooo:rsid="0022e42f"/>
    </style:style>
    <style:style style:name="T18" style:family="text">
      <style:text-properties officeooo:rsid="00264eb9"/>
    </style:style>
    <style:style style:name="T19" style:family="text">
      <style:text-properties officeooo:rsid="00274c32"/>
    </style:style>
    <style:style style:name="T20" style:family="text">
      <style:text-properties officeooo:rsid="0028d39a"/>
    </style:style>
    <style:style style:name="T21" style:family="text">
      <style:text-properties officeooo:rsid="002ab25f"/>
    </style:style>
    <style:style style:name="T22" style:family="text">
      <style:text-properties officeooo:rsid="002c9764"/>
    </style:style>
    <style:style style:name="T23" style:family="text">
      <style:text-properties officeooo:rsid="002d2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* </text:span><text:span text:style-name="T17">Sites en anglais traduction française non disponible ou incomplète.</text:span></text:p>
      <text:p text:style-name="P15"/>
      <text:p text:style-name="P3"><text:span text:style-name="T4">1</text:span><text:span text:style-name="T3"> </text:span><text:a xlink:type="simple" xlink:href="http://framework.zend.com/"><text:span text:style-name="T3">http://framework.zend.com/</text:span></text:a><text:span text:style-name="T3"> *</text:span></text:p>
      <text:p text:style-name="P3"><text:span text:style-name="T4">2 </text:span><text:a xlink:type="simple" xlink:href="http://www.doctrine-project.org/"><text:span text:style-name="T3">http://www.doctrine-project.org/</text:span></text:a><text:span text:style-name="T3"> *</text:span></text:p>
      <text:p text:style-name="P1"><text:span text:style-name="T4">3.</text:span><text:span text:style-name="T18">1</text:span><text:span text:style-name="T4"> </text:span><text:a xlink:type="simple" xlink:href="http://framework.zend.com/manual/2.0/en/user-guide/skeleton-application.html"><text:span text:style-name="T1">http://framework.zend.com/manual/2.0/en/user-guide/skeleton-application.html</text:span></text:a><text:span text:style-name="T1"> *</text:span></text:p>
      <text:p text:style-name="P19"><text:span text:style-name="T4">3.</text:span><text:span text:style-name="T18">2</text:span><text:span text:style-name="T4"> </text:span><text:a xlink:type="simple" xlink:href="http://framework.zend.com/manual/2.0/en/user-guide/skeleton-application.html"><text:span text:style-name="T1">http://framework.zend.com/manual/2.</text:span></text:a><text:a xlink:type="simple" xlink:href="http://framework.zend.com/manual/2.0/en/user-guide/skeleton-application.html"><text:span text:style-name="T18">1</text:span></text:a><text:a xlink:type="simple" xlink:href="http://framework.zend.com/manual/2.0/en/user-guide/skeleton-application.html"><text:span text:style-name="T1">/en/user-guide/skeleton-application.html</text:span></text:a><text:span text:style-name="T1"> *</text:span></text:p>
      <text:p text:style-name="P1"><text:span text:style-name="T4">4 </text:span><text:a xlink:type="simple" xlink:href="http://getcomposer.org/"><text:span text:style-name="T1">http://getcomposer.org/</text:span></text:a><text:span text:style-name="T1"> *</text:span></text:p>
      <text:p text:style-name="P2"><text:span text:style-name="T4">5 </text:span><text:a xlink:type="simple" xlink:href="http://marco-pivetta.com/doctrine-orm-zf2-tutorial/#/"><text:span text:style-name="T2">http://marco-pivetta.com/doctrine-orm-zf2-tutorial/#/</text:span></text:a><text:span text:style-name="T2"> *</text:span></text:p>
      <text:p text:style-name="P2"><text:span text:style-name="T4">6 </text:span><text:a xlink:type="simple" xlink:href="http://marco-pivetta.com/doctrine2-orm-tutorial/#1"><text:span text:style-name="T2">http://marco-pivetta.com/doctrine2-orm-tutorial/#1</text:span></text:a><text:span text:style-name="T2"> *</text:span></text:p>
      <text:p text:style-name="P4"><text:span text:style-name="T5">7 </text:span><text:a xlink:type="simple" xlink:href="http://git.loamok.org/z2d2-tuto"><text:span text:style-name="T6">http://git.loamok.org/z2d2-tuto</text:span></text:a></text:p>
      <text:p text:style-name="P4"><text:span text:style-name="T5">8 </text:span><text:a xlink:type="simple" xlink:href="https://redmine.loamok.org/projects/z2d2-tuto"><text:span text:style-name="T6">https://redmine.loamok.org/projects/z2d2-tuto</text:span></text:a></text:p>
      <text:p text:style-name="P5">9 <text:a xlink:type="simple" xlink:href="https://github.com/loamok/z2d2-tuto"><text:span text:style-name="T7">https://github.com/loamok/z2d2-tuto</text:span></text:a></text:p>
      <text:p text:style-name="P6"><text:span text:style-name="T8">10 </text:span><text:a xlink:type="simple" xlink:href="http://www.php.net/manual/fr/features.commandline.webserver.php"><text:span text:style-name="T8">http://www.php.net/manual/fr/features.commandline.webserver.php</text:span></text:a></text:p>
      <text:p text:style-name="P7"><text:span text:style-name="T9">11 </text:span><text:a xlink:type="simple" xlink:href="https://github.com/zendframework/ZendSkeletonApplication"><text:span text:style-name="T9">https://github.com/zendframework/ZendSkeletonApplication</text:span></text:a><text:span text:style-name="T9"> *</text:span></text:p>
      <text:p text:style-name="P8"><text:span text:style-name="T10">12 </text:span><text:a xlink:type="simple" xlink:href="https://github.com/zendframework/ZendSkeletonApplication.git"><text:span text:style-name="T10">https://github.com/zendframework/ZendSkeletonApplication.git</text:span></text:a><text:span text:style-name="T10"> *</text:span></text:p>
      <text:p text:style-name="P9"><text:span text:style-name="T11">13 </text:span><text:a xlink:type="simple" xlink:href="http://blog.mageekbox.net/?post/2012/06/19/À-propos-de-PSR-0%2C-PSR-1-et-PSR-2"><text:span text:style-name="T11">http://blog.mageekbox.net/?post/2012/06/19/%C3%80-propos-de-PSR-0%2C-PSR-1-et-PSR-2</text:span></text:a></text:p>
      <text:p text:style-name="P10"><text:span text:style-name="T12">14 </text:span><text:a xlink:type="simple" xlink:href="https://github.com/php-fig/fig-standards/blob/master/accepted/PSR-0.md"><text:span text:style-name="T12">https://github.com/php-fig/fig-standards/blob/master/accepted/PSR-0.md</text:span></text:a><text:span text:style-name="T12"> *</text:span></text:p>
      <text:p text:style-name="P11"><text:span text:style-name="T13">15 </text:span><text:a xlink:type="simple" xlink:href="http://www.longacre-scm.com/blog/index.php/2006/02/design-pattern-table-data-gateway"><text:span text:style-name="T13">http://www.longacre-scm.com/blog/index.php/2006/02/design-pattern-table-data-gateway</text:span></text:a><text:span text:style-name="T13"> *</text:span></text:p>
      <text:p text:style-name="P12"><text:span text:style-name="T14">16 </text:span><text:a xlink:type="simple" xlink:href="http://martinfowler.com/eaaCatalog/tableDataGateway.html"><text:span text:style-name="T14">http://martinfowler.com/eaaCatalog/tableDataGateway.html</text:span></text:a><text:span text:style-name="T14"> *</text:span></text:p>
      <text:p text:style-name="P13"><text:span text:style-name="T15">17 </text:span><text:a xlink:type="simple" xlink:href="http://design-patterns.fr/fabrique"><text:span text:style-name="T15">http://design-patterns.fr/fabrique</text:span></text:a></text:p>
      <text:p text:style-name="P14"><text:span text:style-name="T16">18 </text:span><text:a xlink:type="simple" xlink:href="http://design-patterns.fr/singleton"><text:span text:style-name="T16">http://design-patterns.fr/singleton</text:span></text:a></text:p>
      <text:p text:style-name="P14"><text:span text:style-name="T16">19 </text:span><text:a xlink:type="simple" xlink:href="http://fr.wikipedia.org/wiki/Prototype_%28patron_de_conception%29"><text:span text:style-name="T16">http://fr.wikipedia.org/wiki/Prototype_%28patron_de_conception%29</text:span></text:a><text:span text:style-name="T16"> </text:span></text:p>
      <text:p text:style-name="P16"><text:span text:style-name="T19">20 </text:span><text:a xlink:type="simple" xlink:href="http://fr.wikipedia.org/wiki/Fermeture_%28informatique%29"><text:span text:style-name="T19">http://fr.wikipedia.org/wiki/Fermeture_%28informatique%29</text:span></text:a></text:p>
      <text:p text:style-name="P16"><text:span text:style-name="T19">21 </text:span><text:a xlink:type="simple" xlink:href="http://fr.wikipedia.org/wiki/Fonction_de_rappel"><text:span text:style-name="T19">http://fr.wikipedia.org/wiki/Fonction_de_rappel</text:span></text:a></text:p>
      <text:p text:style-name="P17"><text:span text:style-name="T20">22 </text:span><text:a xlink:type="simple" xlink:href="http://ralphschindler.com/2012/03/09/php-constructor-best-practices-and-the-prototype-pattern"><text:span text:style-name="T20">http://ralphschindler.com/2012/03/09/php-constructor-best-practices-and-the-prototype-pattern</text:span></text:a><text:span text:style-name="T20"> *</text:span></text:p>
      <text:p text:style-name="P18"><text:span text:style-name="T21">23 </text:span><text:a xlink:type="simple" xlink:href="http://fr.wikipedia.org/wiki/Cross-site_scripting"><text:span text:style-name="T21">http://fr.wikipedia.org/wiki/Cross-site_scripting</text:span></text:a></text:p>
      <text:p text:style-name="P22"><text:span text:style-name="T22">24 </text:span><text:a xlink:type="simple" xlink:href="https://fr.wikipedia.org/wiki/GNU_gettext"><text:span text:style-name="T22">https://fr.wikipedia.org/wiki/GNU_gettext</text:span></text:a></text:p>
      <text:p text:style-name="P23"><text:span text:style-name="T23">25 </text:span><text:a xlink:type="simple" xlink:href="http://www.poedit.net/"><text:span text:style-name="T23">http://www.poedit.net/</text:span></text:a><text:span text:style-name="T23"> *</text:span></text:p>
      <text:p text:style-name="P23"><text:span text:style-name="T23"/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9:09</meta:creation-date>
    <meta:generator>LibreOffice/4.0.2.2$Linux_X86_64 LibreOffice_project/400m0$Build-2</meta:generator>
    <dc:date>2013-05-06T10:08:17</dc:date>
    <dc:creator>Huby Franck</dc:creator>
    <meta:editing-duration>PT2H45M39S</meta:editing-duration>
    <meta:editing-cycles>26</meta:editing-cycles>
    <meta:document-statistic meta:table-count="0" meta:image-count="0" meta:object-count="0" meta:page-count="1" meta:paragraph-count="27" meta:word-count="76" meta:character-count="1532" meta:non-whitespace-character-count="1482"/>
  </office:meta>
</office:document-meta>
</file>